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3">
      <style:table-cell-properties fo:border-top="thin solid #000000" fo:border-bottom="thin dotted #BFBFBF" fo:border-left="thin solid #BFBFBF" fo:border-right="none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6" style:family="table-cell" style:parent-style-name="Default" style:data-style-name="N3">
      <style:table-cell-properties fo:border-top="thin dotted #BFBFBF" fo:border-bottom="thin dotted #BFBFBF" fo:border-left="thin solid #BFBFBF" fo:border-right="none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19">
      <style:table-cell-properties fo:border-top="thin solid #000000" fo:border-bottom="thin dotted #BFBFBF" fo:border-left="2pt solid #000000" fo:border-right="2pt solid #000000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9" style:family="table-cell" style:parent-style-name="Default" style:data-style-name="N19">
      <style:table-cell-properties fo:border-top="thin dotted #BFBFBF" fo:border-bottom="thin dotted #BFBFBF" fo:border-left="2pt solid #000000" fo:border-right="2pt solid #000000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20" style:family="table-cell" style:parent-style-name="Default" style:data-style-name="N19">
      <style:table-cell-properties fo:border-top="thin dotted #BFBFBF" fo:border-bottom="none" fo:border-left="2pt solid #000000" fo:border-right="2pt solid #000000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21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fo:font-size="8pt" style:font-size-asian="8pt" style:font-size-complex="8pt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4.39208333333333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56.2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14">
            <text:p>Nº Personas vacunadas</text:p>
            <text:p>(pauta completada)</text:p>
          </table:table-cell>
          <table:table-cell office:value-type="string" table:style-name="ce17">
            <text:p>Fecha de la última vacuna registrada (2)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244620" table:style-name="ce6">
            <text:p>244.620</text:p>
          </table:table-cell>
          <table:table-cell office:value-type="float" office:value="6800" table:style-name="ce6">
            <text:p>6.800</text:p>
          </table:table-cell>
          <table:table-cell office:value-type="float" office:value="251420" table:style-name="ce6">
            <text:p>251.420</text:p>
          </table:table-cell>
          <table:table-cell office:value-type="float" office:value="174279" table:style-name="ce6">
            <text:p>174.279</text:p>
          </table:table-cell>
          <table:table-cell office:value-type="percentage" office:value="0.69317874472993402" table:style-name="ce7">
            <text:p>69,3%</text:p>
          </table:table-cell>
          <table:table-cell office:value-type="float" office:value="4568" table:style-name="ce15">
            <text:p>4.568</text:p>
          </table:table-cell>
          <table:table-cell office:value-type="date" office:date-value="2021-01-19T00:00:00" table:style-name="ce18">
            <text:p>19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Aragón</text:p>
          </table:table-cell>
          <table:table-cell office:value-type="float" office:value="41265" table:style-name="ce9">
            <text:p>41.265</text:p>
          </table:table-cell>
          <table:table-cell office:value-type="float" office:value="1200" table:style-name="ce9">
            <text:p>1.200</text:p>
          </table:table-cell>
          <table:table-cell office:value-type="float" office:value="42465" table:style-name="ce9">
            <text:p>42.465</text:p>
          </table:table-cell>
          <table:table-cell office:value-type="float" office:value="33734" table:style-name="ce9">
            <text:p>33.734</text:p>
          </table:table-cell>
          <table:table-cell office:value-type="percentage" office:value="0.79439538443423996" table:style-name="ce10">
            <text:p>79,4%</text:p>
          </table:table-cell>
          <table:table-cell office:value-type="float" office:value="623" table:style-name="ce16">
            <text:p>623</text:p>
          </table:table-cell>
          <table:table-cell office:value-type="date" office:date-value="2021-01-19T00:00:00" table:style-name="ce19">
            <text:p>19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Asturias<text:s/></text:p>
          </table:table-cell>
          <table:table-cell office:value-type="float" office:value="44195" table:style-name="ce9">
            <text:p>44.195</text:p>
          </table:table-cell>
          <table:table-cell office:value-type="float" office:value="1200" table:style-name="ce9">
            <text:p>1.200</text:p>
          </table:table-cell>
          <table:table-cell office:value-type="float" office:value="45395" table:style-name="ce9">
            <text:p>45.395</text:p>
          </table:table-cell>
          <table:table-cell office:value-type="float" office:value="36054" table:style-name="ce9">
            <text:p>36.054</text:p>
          </table:table-cell>
          <table:table-cell office:value-type="percentage" office:value="0.79422843925542463" table:style-name="ce10">
            <text:p>79,4%</text:p>
          </table:table-cell>
          <table:table-cell office:value-type="float" office:value="1687" table:style-name="ce16">
            <text:p>1.687</text:p>
          </table:table-cell>
          <table:table-cell office:value-type="date" office:date-value="2021-01-19T00:00:00" table:style-name="ce19">
            <text:p>19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Baleares</text:p>
          </table:table-cell>
          <table:table-cell office:value-type="float" office:value="22590" table:style-name="ce9">
            <text:p>22.590</text:p>
          </table:table-cell>
          <table:table-cell office:value-type="float" office:value="600" table:style-name="ce9">
            <text:p>600</text:p>
          </table:table-cell>
          <table:table-cell office:value-type="float" office:value="23190" table:style-name="ce9">
            <text:p>23.190</text:p>
          </table:table-cell>
          <table:table-cell office:value-type="float" office:value="15697" table:style-name="ce9">
            <text:p>15.697</text:p>
          </table:table-cell>
          <table:table-cell office:value-type="percentage" office:value="0.67688658904700305" table:style-name="ce10">
            <text:p>67,7%</text:p>
          </table:table-cell>
          <table:table-cell office:value-type="float" office:value="167" table:style-name="ce16">
            <text:p>167</text:p>
          </table:table-cell>
          <table:table-cell office:value-type="date" office:date-value="2021-01-19T00:00:00" table:style-name="ce19">
            <text:p>19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Canarias</text:p>
          </table:table-cell>
          <table:table-cell office:value-type="float" office:value="46185" table:style-name="ce9">
            <text:p>46.185</text:p>
          </table:table-cell>
          <table:table-cell office:value-type="float" office:value="1300" table:style-name="ce9">
            <text:p>1.300</text:p>
          </table:table-cell>
          <table:table-cell office:value-type="float" office:value="47485" table:style-name="ce9">
            <text:p>47.485</text:p>
          </table:table-cell>
          <table:table-cell office:value-type="float" office:value="43599" table:style-name="ce9">
            <text:p>43.599</text:p>
          </table:table-cell>
          <table:table-cell office:value-type="percentage" office:value="0.9181636306201959" table:style-name="ce10">
            <text:p>91,8%</text:p>
          </table:table-cell>
          <table:table-cell office:value-type="float" office:value="339" table:style-name="ce16">
            <text:p>339</text:p>
          </table:table-cell>
          <table:table-cell office:value-type="date" office:date-value="2021-01-20T00:00:00" table:style-name="ce19">
            <text:p>20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Cantabria</text:p>
          </table:table-cell>
          <table:table-cell office:value-type="float" office:value="20625" table:style-name="ce9">
            <text:p>20.625</text:p>
          </table:table-cell>
          <table:table-cell office:value-type="float" office:value="500" table:style-name="ce9">
            <text:p>500</text:p>
          </table:table-cell>
          <table:table-cell office:value-type="float" office:value="21125" table:style-name="ce9">
            <text:p>21.125</text:p>
          </table:table-cell>
          <table:table-cell office:value-type="float" office:value="19473" table:style-name="ce9">
            <text:p>19.473</text:p>
          </table:table-cell>
          <table:table-cell office:value-type="percentage" office:value="0.9217988165680473" table:style-name="ce10">
            <text:p>92,2%</text:p>
          </table:table-cell>
          <table:table-cell office:value-type="float" office:value="0" table:style-name="ce16">
            <text:p>0</text:p>
          </table:table-cell>
          <table:table-cell office:value-type="date" office:date-value="2021-01-20T00:00:00" table:style-name="ce19">
            <text:p>20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Castilla y Leon<text:s/></text:p>
          </table:table-cell>
          <table:table-cell office:value-type="float" office:value="93315" table:style-name="ce9">
            <text:p>93.315</text:p>
          </table:table-cell>
          <table:table-cell office:value-type="float" office:value="2500" table:style-name="ce9">
            <text:p>2.500</text:p>
          </table:table-cell>
          <table:table-cell office:value-type="float" office:value="95815" table:style-name="ce9">
            <text:p>95.815</text:p>
          </table:table-cell>
          <table:table-cell office:value-type="float" office:value="74350" table:style-name="ce9">
            <text:p>74.350</text:p>
          </table:table-cell>
          <table:table-cell office:value-type="percentage" office:value="0.77597453425872776" table:style-name="ce10">
            <text:p>77,6%</text:p>
          </table:table-cell>
          <table:table-cell office:value-type="float" office:value="633" table:style-name="ce16">
            <text:p>633</text:p>
          </table:table-cell>
          <table:table-cell office:value-type="date" office:date-value="2021-01-19T00:00:00" table:style-name="ce19">
            <text:p>19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Castilla La Mancha</text:p>
          </table:table-cell>
          <table:table-cell office:value-type="float" office:value="61875" table:style-name="ce9">
            <text:p>61.875</text:p>
          </table:table-cell>
          <table:table-cell office:value-type="float" office:value="1700" table:style-name="ce9">
            <text:p>1.700</text:p>
          </table:table-cell>
          <table:table-cell office:value-type="float" office:value="63575" table:style-name="ce9">
            <text:p>63.575</text:p>
          </table:table-cell>
          <table:table-cell office:value-type="float" office:value="48755" table:style-name="ce9">
            <text:p>48.755</text:p>
          </table:table-cell>
          <table:table-cell office:value-type="percentage" office:value="0.7668895005898545" table:style-name="ce10">
            <text:p>76,7%</text:p>
          </table:table-cell>
          <table:table-cell office:value-type="float" office:value="195" table:style-name="ce16">
            <text:p>195</text:p>
          </table:table-cell>
          <table:table-cell office:value-type="date" office:date-value="2021-01-19T00:00:00" table:style-name="ce19">
            <text:p>19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Cataluña</text:p>
          </table:table-cell>
          <table:table-cell office:value-type="float" office:value="211220" table:style-name="ce9">
            <text:p>211.220</text:p>
          </table:table-cell>
          <table:table-cell office:value-type="float" office:value="5800" table:style-name="ce9">
            <text:p>5.800</text:p>
          </table:table-cell>
          <table:table-cell office:value-type="float" office:value="217020" table:style-name="ce9">
            <text:p>217.020</text:p>
          </table:table-cell>
          <table:table-cell office:value-type="float" office:value="162830" table:style-name="ce9">
            <text:p>162.830</text:p>
          </table:table-cell>
          <table:table-cell office:value-type="percentage" office:value="0.75029951156575436" table:style-name="ce10">
            <text:p>75,0%</text:p>
          </table:table-cell>
          <table:table-cell office:value-type="float" office:value="913" table:style-name="ce16">
            <text:p>913</text:p>
          </table:table-cell>
          <table:table-cell office:value-type="date" office:date-value="2021-01-19T00:00:00" table:style-name="ce19">
            <text:p>19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C. Valenciana</text:p>
          </table:table-cell>
          <table:table-cell office:value-type="float" office:value="109000" table:style-name="ce9">
            <text:p>109.000</text:p>
          </table:table-cell>
          <table:table-cell office:value-type="float" office:value="2900" table:style-name="ce9">
            <text:p>2.900</text:p>
          </table:table-cell>
          <table:table-cell office:value-type="float" office:value="111900" table:style-name="ce9">
            <text:p>111.900</text:p>
          </table:table-cell>
          <table:table-cell office:value-type="float" office:value="99932" table:style-name="ce9">
            <text:p>99.932</text:p>
          </table:table-cell>
          <table:table-cell office:value-type="percentage" office:value="0.89304736371760496" table:style-name="ce10">
            <text:p>89,3%</text:p>
          </table:table-cell>
          <table:table-cell office:value-type="float" office:value="1737" table:style-name="ce16">
            <text:p>1.737</text:p>
          </table:table-cell>
          <table:table-cell office:value-type="date" office:date-value="2021-01-20T00:00:00" table:style-name="ce19">
            <text:p>20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Extremadura</text:p>
          </table:table-cell>
          <table:table-cell office:value-type="float" office:value="39275" table:style-name="ce9">
            <text:p>39.275</text:p>
          </table:table-cell>
          <table:table-cell office:value-type="float" office:value="1000" table:style-name="ce9">
            <text:p>1.000</text:p>
          </table:table-cell>
          <table:table-cell office:value-type="float" office:value="40275" table:style-name="ce9">
            <text:p>40.275</text:p>
          </table:table-cell>
          <table:table-cell office:value-type="float" office:value="30941" table:style-name="ce9">
            <text:p>30.941</text:p>
          </table:table-cell>
          <table:table-cell office:value-type="percentage" office:value="0.76824332712600873" table:style-name="ce10">
            <text:p>76,8%</text:p>
          </table:table-cell>
          <table:table-cell office:value-type="float" office:value="254" table:style-name="ce16">
            <text:p>254</text:p>
          </table:table-cell>
          <table:table-cell office:value-type="date" office:date-value="2021-01-19T00:00:00" table:style-name="ce19">
            <text:p>19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Galicia</text:p>
          </table:table-cell>
          <table:table-cell office:value-type="float" office:value="66805" table:style-name="ce9">
            <text:p>66.805</text:p>
          </table:table-cell>
          <table:table-cell office:value-type="float" office:value="1800" table:style-name="ce9">
            <text:p>1.800</text:p>
          </table:table-cell>
          <table:table-cell office:value-type="float" office:value="68605" table:style-name="ce9">
            <text:p>68.605</text:p>
          </table:table-cell>
          <table:table-cell office:value-type="float" office:value="59104" table:style-name="ce9">
            <text:p>59.104</text:p>
          </table:table-cell>
          <table:table-cell office:value-type="percentage" office:value="0.8615115516361781" table:style-name="ce10">
            <text:p>86,2%</text:p>
          </table:table-cell>
          <table:table-cell office:value-type="float" office:value="1197" table:style-name="ce16">
            <text:p>1.197</text:p>
          </table:table-cell>
          <table:table-cell office:value-type="date" office:date-value="2021-01-19T00:00:00" table:style-name="ce19">
            <text:p>19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La Rioja</text:p>
          </table:table-cell>
          <table:table-cell office:value-type="float" office:value="11765" table:style-name="ce9">
            <text:p>11.765</text:p>
          </table:table-cell>
          <table:table-cell office:value-type="float" office:value="200" table:style-name="ce9">
            <text:p>200</text:p>
          </table:table-cell>
          <table:table-cell office:value-type="float" office:value="11965" table:style-name="ce9">
            <text:p>11.965</text:p>
          </table:table-cell>
          <table:table-cell office:value-type="float" office:value="8335" table:style-name="ce9">
            <text:p>8.335</text:p>
          </table:table-cell>
          <table:table-cell office:value-type="percentage" office:value="0.69661512745507725" table:style-name="ce10">
            <text:p>69,7%</text:p>
          </table:table-cell>
          <table:table-cell office:value-type="float" office:value="44" table:style-name="ce16">
            <text:p>44</text:p>
          </table:table-cell>
          <table:table-cell office:value-type="date" office:date-value="2021-01-19T00:00:00" table:style-name="ce19">
            <text:p>19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Madrid</text:p>
          </table:table-cell>
          <table:table-cell office:value-type="float" office:value="171915" table:style-name="ce9">
            <text:p>171.915</text:p>
          </table:table-cell>
          <table:table-cell office:value-type="float" office:value="4700" table:style-name="ce9">
            <text:p>4.700</text:p>
          </table:table-cell>
          <table:table-cell office:value-type="float" office:value="176615" table:style-name="ce9">
            <text:p>176.615</text:p>
          </table:table-cell>
          <table:table-cell office:value-type="float" office:value="129194" table:style-name="ce9">
            <text:p>129.194</text:p>
          </table:table-cell>
          <table:table-cell office:value-type="percentage" office:value="0.73150072190923765" table:style-name="ce10">
            <text:p>73,2%</text:p>
          </table:table-cell>
          <table:table-cell office:value-type="float" office:value="812" table:style-name="ce16">
            <text:p>812</text:p>
          </table:table-cell>
          <table:table-cell office:value-type="date" office:date-value="2021-01-19T00:00:00" table:style-name="ce19">
            <text:p>19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Murcia<text:s/></text:p>
          </table:table-cell>
          <table:table-cell office:value-type="float" office:value="45185" table:style-name="ce9">
            <text:p>45.185</text:p>
          </table:table-cell>
          <table:table-cell office:value-type="float" office:value="1200" table:style-name="ce9">
            <text:p>1.200</text:p>
          </table:table-cell>
          <table:table-cell office:value-type="float" office:value="46385" table:style-name="ce9">
            <text:p>46.385</text:p>
          </table:table-cell>
          <table:table-cell office:value-type="float" office:value="39142" table:style-name="ce9">
            <text:p>39.142</text:p>
          </table:table-cell>
          <table:table-cell office:value-type="percentage" office:value="0.84385038266681034" table:style-name="ce10">
            <text:p>84,4%</text:p>
          </table:table-cell>
          <table:table-cell office:value-type="float" office:value="1522" table:style-name="ce16">
            <text:p>1.522</text:p>
          </table:table-cell>
          <table:table-cell office:value-type="date" office:date-value="2021-01-20T00:00:00" table:style-name="ce19">
            <text:p>20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Navarra</text:p>
          </table:table-cell>
          <table:table-cell office:value-type="float" office:value="20625" table:style-name="ce9">
            <text:p>20.625</text:p>
          </table:table-cell>
          <table:table-cell office:value-type="float" office:value="500" table:style-name="ce9">
            <text:p>500</text:p>
          </table:table-cell>
          <table:table-cell office:value-type="float" office:value="21125" table:style-name="ce9">
            <text:p>21.125</text:p>
          </table:table-cell>
          <table:table-cell office:value-type="float" office:value="14559" table:style-name="ce9">
            <text:p>14.559</text:p>
          </table:table-cell>
          <table:table-cell office:value-type="percentage" office:value="0.68918343195266274" table:style-name="ce10">
            <text:p>68,9%</text:p>
          </table:table-cell>
          <table:table-cell office:value-type="float" office:value="503" table:style-name="ce16">
            <text:p>503</text:p>
          </table:table-cell>
          <table:table-cell office:value-type="date" office:date-value="2021-01-19T00:00:00" table:style-name="ce19">
            <text:p>19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País Vasco</text:p>
          </table:table-cell>
          <table:table-cell office:value-type="float" office:value="55980" table:style-name="ce9">
            <text:p>55.980</text:p>
          </table:table-cell>
          <table:table-cell office:value-type="float" office:value="1400" table:style-name="ce9">
            <text:p>1.400</text:p>
          </table:table-cell>
          <table:table-cell office:value-type="float" office:value="57380" table:style-name="ce9">
            <text:p>57.380</text:p>
          </table:table-cell>
          <table:table-cell office:value-type="float" office:value="33523" table:style-name="ce9">
            <text:p>33.523</text:p>
          </table:table-cell>
          <table:table-cell office:value-type="percentage" office:value="0.58422795399093763" table:style-name="ce10">
            <text:p>58,4%</text:p>
          </table:table-cell>
          <table:table-cell office:value-type="float" office:value="390" table:style-name="ce16">
            <text:p>390</text:p>
          </table:table-cell>
          <table:table-cell office:value-type="date" office:date-value="2021-01-19T00:00:00" table:style-name="ce19">
            <text:p>19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Ceuta</text:p>
          </table:table-cell>
          <table:table-cell office:value-type="float" office:value="1980" table:style-name="ce9">
            <text:p>1.980</text:p>
          </table:table-cell>
          <table:table-cell office:value-type="float" office:value="200" table:style-name="ce9">
            <text:p>200</text:p>
          </table:table-cell>
          <table:table-cell office:value-type="float" office:value="2180" table:style-name="ce9">
            <text:p>2.180</text:p>
          </table:table-cell>
          <table:table-cell office:value-type="float" office:value="1110" table:style-name="ce9">
            <text:p>1.110</text:p>
          </table:table-cell>
          <table:table-cell office:value-type="percentage" office:value="0.50917431192660545" table:style-name="ce10">
            <text:p>50,9%</text:p>
          </table:table-cell>
          <table:table-cell office:value-type="float" office:value="29" table:style-name="ce16">
            <text:p>29</text:p>
          </table:table-cell>
          <table:table-cell office:value-type="date" office:date-value="2021-01-19T00:00:00" table:style-name="ce19">
            <text:p>19/01/2021</text:p>
          </table:table-cell>
          <table:table-cell table:number-columns-repeated="16376"/>
        </table:table-row>
        <table:table-row table:style-name="ro2">
          <table:table-cell office:value-type="string" table:style-name="ce8">
            <text:p>Melilla</text:p>
          </table:table-cell>
          <table:table-cell office:value-type="float" office:value="1980" table:style-name="ce9">
            <text:p>1.980</text:p>
          </table:table-cell>
          <table:table-cell office:value-type="float" office:value="200" table:style-name="ce9">
            <text:p>200</text:p>
          </table:table-cell>
          <table:table-cell office:value-type="float" office:value="2180" table:style-name="ce9">
            <text:p>2.180</text:p>
          </table:table-cell>
          <table:table-cell office:value-type="float" office:value="1326" table:style-name="ce9">
            <text:p>1.326</text:p>
          </table:table-cell>
          <table:table-cell office:value-type="percentage" office:value="0.6082568807339449" table:style-name="ce10">
            <text:p>60,8%</text:p>
          </table:table-cell>
          <table:table-cell office:value-type="float" office:value="29" table:style-name="ce16">
            <text:p>29</text:p>
          </table:table-cell>
          <table:table-cell office:value-type="date" office:date-value="2021-01-18T00:00:00" table:style-name="ce20">
            <text:p>18/01/2021</text:p>
          </table:table-cell>
          <table:table-cell table:number-columns-repeated="16376"/>
        </table:table-row>
        <table:table-row table:style-name="ro3">
          <table:table-cell office:value-type="string" table:style-name="ce11">
            <text:p>Totales</text:p>
          </table:table-cell>
          <table:table-cell office:value-type="float" office:value="1310400" table:style-name="ce12">
            <text:p>1.310.400</text:p>
          </table:table-cell>
          <table:table-cell office:value-type="float" office:value="35700" table:style-name="ce12">
            <text:p>35.700</text:p>
          </table:table-cell>
          <table:table-cell office:value-type="float" office:value="1346100" table:style-name="ce12">
            <text:p>1.346.100</text:p>
          </table:table-cell>
          <table:table-cell office:value-type="float" office:value="1025937" table:style-name="ce12">
            <text:p>1.025.937</text:p>
          </table:table-cell>
          <table:table-cell office:value-type="percentage" office:value="0.7621551147760196" table:style-name="ce13">
            <text:p>76,2%</text:p>
          </table:table-cell>
          <table:table-cell office:value-type="float" office:value="15642" table:style-name="ce12">
            <text:p>15.642</text:p>
          </table:table-cell>
          <table:table-cell table:style-name="ce21"/>
          <table:table-cell table:number-columns-repeated="16376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Escapa Castro. Lucía</dc:creator>
    <meta:creation-date>2021-01-04T11:25:18Z</meta:creation-date>
    <dc:date>2021-01-20T16:39:17Z</dc:date>
  </office:meta>
</office:document-meta>
</file>